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ección 1: Actualización del Sistema</text:h>
      <text:p text:style-name="Text_20_body"><text:span text:style-name="Strong_20_Emphasis">Ubicación en la documentación:</text:span> "Preparación del Sistema" → "Ubuntu" → "Actualización del Sistema"</text:p>
      <text:p text:style-name="P1"><text:span text:style-name="Source_20_Text">sudo apt-get update -y &amp;&amp; sudo apt-get upgrade -y</text:span></text:p>
      <text:p text:style-name="Text_20_body">Este comando se encuentra en la sección inicial de preparación del sistema y es fundamental para asegurar que todos los paquetes estén actualizados antes de comenzar la instalación.</text:p>
      <text:h text:style-name="Heading_20_3" text:outline-level="3">Sección 2: Instalación de Dependencias</text:h>
      <text:p text:style-name="Text_20_body"><text:span text:style-name="Strong_20_Emphasis">Ubicación en la documentación:</text:span> "Dependencias Requeridas" → "Ubuntu" → "Paquetes Necesarios"</text:p>
      <text:p text:style-name="P1"><text:span text:style-name="Source_20_Text">sudo apt-get install -y python3-pip python3-dev python3-venv libxml2-dev libxslt1-dev zlib1g-dev libsasl2-dev libldap2-dev build-essential libssl-dev libffi-dev libmysqlclient-dev libjpeg-dev libpq-dev libjpeg8-dev liblcms2-dev libblas-dev libatlas-base-dev -y</text:span></text:p>
      <text:p text:style-name="Text_20_body">Esta lista completa de dependencias se encuentra en la sección dedicada a las dependencias requeridas del sistema. Asegúrate de instalar todas estas dependencias antes de continuar con el siguiente paso.</text:p>
      <text:h text:style-name="Heading_20_3" text:outline-level="3">Sección 3: Configuración de Node.js y Less</text:h>
      <text:p text:style-name="Text_20_body"><text:span text:style-name="Strong_20_Emphasis">Ubicación en la documentación:</text:span> "Dependencias Requeridas" → "Ubuntu" → "Node.js y Herramientas CSS"</text:p>
      <text:p text:style-name="P2">1</text:p>
      <text:p text:style-name="P2">2</text:p>
      <text:p text:style-name="P2">3</text:p>
      <text:p text:style-name="Text_20_body">4</text:p>
      <text:p text:style-name="Preformatted_20_Text"><text:span text:style-name="Source_20_Text">sudo apt-get install -y npm</text:span></text:p>
      <text:p text:style-name="Preformatted_20_Text"><text:span text:style-name="Source_20_Text">sudo ln -s /usr/bin/nodejs /usr/bin/node</text:span></text:p>
      <text:p text:style-name="Preformatted_20_Text"><text:span text:style-name="Source_20_Text">sudo npm install -g less less-plugin-clean-css</text:span></text:p>
      <text:p text:style-name="P1"><text:span text:style-name="Source_20_Text">sudo apt-get install -y node-less</text:span></text:p>
      <text:p text:style-name="Text_20_body">Estos comandos están agrupados en una sección específica sobre herramientas adicionales necesarias para Odoo.</text:p>
      <text:h text:style-name="Heading_20_3" text:outline-level="3">Sección 4: Instalación de Wkhtmltopdf</text:h>
      <text:p text:style-name="Text_20_body"><text:span text:style-name="Strong_20_Emphasis">Ubicación en la documentación:</text:span> "Herramientas Adicionales" → "Wkhtmltopdf" → "Ubuntu"</text:p>
      <text:p text:style-name="P2">1</text:p>
      <text:p text:style-name="P2">2</text:p>
      <text:p text:style-name="Text_20_body">3</text:p>
      <text:p text:style-name="Preformatted_20_Text"><text:span text:style-name="Source_20_Text">sudo wget https://github.com/wkhtmltopdf/packaging/releases/download/0.12.6-1/wkhtmltox_0.12.6-1.bionic_amd64.deb</text:span></text:p>
      <text:p text:style-name="Preformatted_20_Text"><text:span text:style-name="Source_20_Text">sudo dpkg -i wkhtmltox_0.12.6-1.bionic_amd64.deb</text:span></text:p>
      <text:p text:style-name="P1"><text:span text:style-name="Source_20_Text">sudo apt install -f</text:span></text:p>
      <text:p text:style-name="Text_20_body"><text:soft-page-break/>Estos comandos están en una sección dedicada exclusivamente a la instalación de Wkhtmltopdf, que es necesario para la generación de reportes en formato PDF.</text:p>
      <text:h text:style-name="Heading_20_3" text:outline-level="3">Sección 5: Configuración de PostgreSQL</text:h>
      <text:p text:style-name="Text_20_body"><text:span text:style-name="Strong_20_Emphasis">Ubicación en la documentación:</text:span> "Base de Datos" → "PostgreSQL" → "Instalación y Configuración"</text:p>
      <text:p text:style-name="P2">1</text:p>
      <text:p text:style-name="P2">2</text:p>
      <text:p text:style-name="P2">3</text:p>
      <text:p text:style-name="Text_20_body">4</text:p>
      <text:p text:style-name="Preformatted_20_Text"><text:span text:style-name="Source_20_Text">sudo apt-get install postgresql -y</text:span></text:p>
      <text:p text:style-name="Preformatted_20_Text"><text:span text:style-name="Source_20_Text">sudo systemctl start postgresql</text:span></text:p>
      <text:p text:style-name="Preformatted_20_Text"><text:span text:style-name="Source_20_Text">sudo systemctl enable postgresql</text:span></text:p>
      <text:p text:style-name="P1"><text:span text:style-name="Source_20_Text">sudo systemctl status postgresql</text:span></text:p>
      <text:p text:style-name="Text_20_body">Estos comandos se encuentran en la sección dedicada a la base de datos PostgreSQL, que es fundamental para almacenar la información de Odoo.</text:p>
      <text:h text:style-name="Heading_20_3" text:outline-level="3">Sección 6: Creación de Usuario Odoo</text:h>
      <text:p text:style-name="Text_20_body"><text:span text:style-name="Strong_20_Emphasis">Ubicación en la documentación:</text:span> "Configuración del Sistema" → "Usuario Odoo"</text:p>
      <text:p text:style-name="P2">1</text:p>
      <text:p text:style-name="Text_20_body">2</text:p>
      <text:p text:style-name="Preformatted_20_Text"><text:span text:style-name="Source_20_Text">sudo useradd -m -U -r -d /opt/odoo17 -s /bin/bash odoo17</text:span></text:p>
      <text:p text:style-name="P1"><text:span text:style-name="Source_20_Text">sudo passwd odoo17</text:span></text:p>
      <text:p text:style-name="Text_20_body">Estos comandos están en la sección de configuración del sistema, donde se explica cómo crear el usuario dedicado para Odoo.</text:p>
      <text:h text:style-name="Heading_20_3" text:outline-level="3">Sección 7: Instalación de Odoo</text:h>
      <text:p text:style-name="Text_20_body"><text:span text:style-name="Strong_20_Emphasis">Ubicación en la documentación:</text:span> "Instalación de Odoo" → "Instalación desde Repositorio"</text:p>
      <text:p text:style-name="P2">1</text:p>
      <text:p text:style-name="P2">2</text:p>
      <text:p text:style-name="P2">3</text:p>
      <text:p text:style-name="P2">4</text:p>
      <text:p text:style-name="P2">5</text:p>
      <text:p text:style-name="P2">6</text:p>
      <text:p text:style-name="P2">7</text:p>
      <text:p text:style-name="Text_20_body">8</text:p>
      <text:p text:style-name="Preformatted_20_Text"><text:span text:style-name="Source_20_Text">sudo su - odoo17</text:span></text:p>
      <text:p text:style-name="Preformatted_20_Text"><text:span text:style-name="Source_20_Text">git clone https://www.github.com/odoo/odoo --depth 1 --branch 17.0 /opt/odoo17/odoo17</text:span></text:p>
      <text:p text:style-name="Preformatted_20_Text"><text:span text:style-name="Source_20_Text">cd /opt/odoo17</text:span></text:p>
      <text:p text:style-name="Preformatted_20_Text"><text:span text:style-name="Source_20_Text">python3 -m venv odoo17-venv</text:span></text:p>
      <text:p text:style-name="Preformatted_20_Text"><text:span text:style-name="Source_20_Text">source odoo17-venv/bin/activate</text:span></text:p>
      <text:p text:style-name="Preformatted_20_Text"><text:span text:style-name="Source_20_Text">pip install --upgrade pip</text:span></text:p>
      <text:p text:style-name="Preformatted_20_Text"><text:span text:style-name="Source_20_Text">pip3 install wheel</text:span></text:p>
      <text:p text:style-name="P1"><text:soft-page-break/><text:span text:style-name="Source_20_Text">pip3 install -r odoo17/requirements.txt</text:span></text:p>
      <text:p text:style-name="Text_20_body">Estos comandos se encuentran en la sección principal de instalación de Odoo, donde se detalla el proceso completo desde la clonación del repositorio hasta la instalación de las dependencias de Python.</text:p>
      <text:h text:style-name="Heading_20_3" text:outline-level="3">Sección 8: Configuración del Sistema</text:h>
      <text:p text:style-name="Text_20_body"><text:span text:style-name="Strong_20_Emphasis">Ubicación en la documentación:</text:span> "Configuración del Sistema" → "Archivos de Configuración"</text:p>
      <text:p text:style-name="P2">1</text:p>
      <text:p text:style-name="P2">2</text:p>
      <text:p text:style-name="P2">3</text:p>
      <text:p text:style-name="P2">4</text:p>
      <text:p text:style-name="Text_20_body">5</text:p>
      <text:p text:style-name="Preformatted_20_Text"><text:span text:style-name="Source_20_Text">sudo mkdir -p /var/log/odoo17</text:span></text:p>
      <text:p text:style-name="Preformatted_20_Text"><text:span text:style-name="Source_20_Text">sudo touch /var/log/odoo17/odoo17.log</text:span></text:p>
      <text:p text:style-name="Preformatted_20_Text"><text:span text:style-name="Source_20_Text">sudo chown -R odoo17:odoo17 /var/log/odoo17</text:span></text:p>
      <text:p text:style-name="Preformatted_20_Text"><text:span text:style-name="Source_20_Text">mkdir /opt/odoo17/odoo17-custom-addons</text:span></text:p>
      <text:p text:style-name="P1"><text:span text:style-name="Source_20_Text">chown -R odoo17:odoo17 /opt/odoo17/odoo17-custom-addons</text:span></text:p>
      <text:p text:style-name="Text_20_body">Estos comandos están en la sección de configuración del sistema, donde se configuran los directorios necesarios para Odoo.</text:p>
      <text:h text:style-name="Heading_20_3" text:outline-level="3">Sección 9: Archivo de Configuración</text:h>
      <text:p text:style-name="Text_20_body"><text:span text:style-name="Strong_20_Emphasis">Ubicación en la documentación:</text:span> "Configuración del Sistema" → "Archivo de Configuración Principal"</text:p>
      <text:p text:style-name="P1"><text:span text:style-name="Source_20_Text">sudo touch /etc/odoo17.conf</text:span></text:p>
      <text:p text:style-name="Text_20_body">El contenido del archivo debe ser:</text:p>
      <text:p text:style-name="P2">1</text:p>
      <text:p text:style-name="P2">2</text:p>
      <text:p text:style-name="P2">3</text:p>
      <text:p text:style-name="P2">4</text:p>
      <text:p text:style-name="P2">5</text:p>
      <text:p text:style-name="P2">6</text:p>
      <text:p text:style-name="P2">7</text:p>
      <text:p text:style-name="P2">8</text:p>
      <text:p text:style-name="Text_20_body">9</text:p>
      <text:p text:style-name="Preformatted_20_Text"><text:span text:style-name="Source_20_Text">[options]</text:span></text:p>
      <text:p text:style-name="Preformatted_20_Text"><text:span text:style-name="Source_20_Text">admin_passwd = TuContraseñaAdmin</text:span></text:p>
      <text:p text:style-name="Preformatted_20_Text"><text:span text:style-name="Source_20_Text">db_host = False</text:span></text:p>
      <text:p text:style-name="Preformatted_20_Text"><text:span text:style-name="Source_20_Text">db_port = False</text:span></text:p>
      <text:p text:style-name="Preformatted_20_Text"><text:span text:style-name="Source_20_Text">db_user = odoo17</text:span></text:p>
      <text:p text:style-name="Preformatted_20_Text"><text:span text:style-name="Source_20_Text">db_password = False</text:span></text:p>
      <text:p text:style-name="Preformatted_20_Text"><text:span text:style-name="Source_20_Text">xmlrpc_port = 8069</text:span></text:p>
      <text:p text:style-name="Preformatted_20_Text"><text:span text:style-name="Source_20_Text">logfile = /var/log/odoo17/odoo17.log</text:span></text:p>
      <text:p text:style-name="P1"><text:span text:style-name="Source_20_Text">addons_path = /opt/odoo17/odoo17/addons,/opt/odoo17/odoo17-custom-addons</text:span></text:p>
      <text:p text:style-name="Text_20_body"><text:soft-page-break/>Este archivo de configuración se configura en la sección dedicada a la configuración principal del sistema.</text:p>
      <text:h text:style-name="Heading_20_3" text:outline-level="3">Sección 10: Servicio systemd</text:h>
      <text:p text:style-name="Text_20_body"><text:span text:style-name="Strong_20_Emphasis">Ubicación en la documentación:</text:span> "Configuración del Sistema" → "Servicio systemd"</text:p>
      <text:p text:style-name="P1"><text:span text:style-name="Source_20_Text">sudo touch /etc/systemd/system/odoo17.service</text:span></text:p>
      <text:p text:style-name="Text_20_body">Contenido del servicio:</text:p>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Text_20_body">15</text:p>
      <text:p text:style-name="Preformatted_20_Text"><text:span text:style-name="Source_20_Text">[Unit]</text:span></text:p>
      <text:p text:style-name="Preformatted_20_Text"><text:span text:style-name="Source_20_Text">Description=Odoo17</text:span></text:p>
      <text:p text:style-name="Preformatted_20_Text"><text:span text:style-name="Source_20_Text">After=network.target postgresql@14-main.service</text:span></text:p>
      <text:p text:style-name="Preformatted_20_Text"/>
      <text:p text:style-name="Preformatted_20_Text"><text:span text:style-name="Source_20_Text">[Service]</text:span></text:p>
      <text:p text:style-name="Preformatted_20_Text"><text:span text:style-name="Source_20_Text">Type=simple</text:span></text:p>
      <text:p text:style-name="Preformatted_20_Text"><text:span text:style-name="Source_20_Text">SyslogIdentifier=odoo17</text:span></text:p>
      <text:p text:style-name="Preformatted_20_Text"><text:span text:style-name="Source_20_Text">PermissionsStartOnly=true</text:span></text:p>
      <text:p text:style-name="Preformatted_20_Text"><text:span text:style-name="Source_20_Text">User=odoo17</text:span></text:p>
      <text:p text:style-name="Preformatted_20_Text"><text:span text:style-name="Source_20_Text">Group=odoo17</text:span></text:p>
      <text:p text:style-name="Preformatted_20_Text"><text:span text:style-name="Source_20_Text">ExecStart=/opt/odoo17/odoo17-venv/bin/python3 /opt/odoo17/odoo17/odoo-bin -c /etc/odoo17.conf</text:span></text:p>
      <text:p text:style-name="Preformatted_20_Text"><text:span text:style-name="Source_20_Text">StandardOutput=journal+console</text:span></text:p>
      <text:p text:style-name="Preformatted_20_Text"/>
      <text:p text:style-name="Preformatted_20_Text"><text:span text:style-name="Source_20_Text">[Install]</text:span></text:p>
      <text:p text:style-name="P1"><text:span text:style-name="Source_20_Text">WantedBy=multi-user.target</text:span></text:p>
      <text:p text:style-name="Text_20_body">Finalmente, activa y arranca el servicio:</text:p>
      <text:p text:style-name="P2">1</text:p>
      <text:p text:style-name="P2">2</text:p>
      <text:p text:style-name="Text_20_body">3</text:p>
      <text:p text:style-name="Preformatted_20_Text"><text:span text:style-name="Source_20_Text">sudo systemctl daemon-reload</text:span></text:p>
      <text:p text:style-name="Preformatted_20_Text"><text:span text:style-name="Source_20_Text">sudo systemctl start odoo17</text:span></text:p>
      <text:p text:style-name="P1"><text:span text:style-name="Source_20_Text">sudo systemctl enable odoo17</text:span></text:p>
      <text:p text:style-name="Text_20_body"><text:soft-page-break/>Estos comandos están en la sección final de configuración del sistema, donde se establece el servicio que gestionará Odoo.</text:p>
      <text:h text:style-name="Heading_20_3" text:outline-level="3">Verificación Final</text:h>
      <text:p text:style-name="Text_20_body"><text:span text:style-name="Strong_20_Emphasis">Ubicación en la documentación:</text:span> "Verificación de Instalación"</text:p>
      <text:p text:style-name="P1"><text:span text:style-name="Source_20_Text">sudo systemctl status odoo17</text:span></text:p>
      <text:p text:style-name="Text_20_body">Accede a Odoo mediante:</text:p>
      <text:p text:style-name="P1"><text:span text:style-name="Source_20_Text">http://tu_ip:8069</text:span></text:p>
      <text:p text:style-name="Text_20_body">Crédenciales iniciales:</text:p>
      <text:list xml:id="list1580614032" text:style-name="L1">
        <text:list-item>
          <text:p text:style-name="P4">Usuario: admin</text:p>
        </text:list-item>
        <text:list-item>
          <text:p text:style-name="P3">Contraseña: admi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21:26:48.569617726</meta:creation-date>
    <dc:date>2025-02-27T21:27:27.367903823</dc:date>
    <meta:editing-duration>PT39S</meta:editing-duration>
    <meta:editing-cycles>1</meta:editing-cycles>
    <meta:document-statistic meta:table-count="0" meta:image-count="0" meta:object-count="0" meta:page-count="5" meta:paragraph-count="149" meta:word-count="688" meta:character-count="5067" meta:non-whitespace-character-count="4533"/>
    <meta:generator>LibreOffice/7.3.7.2$Linux_X86_64 LibreOffice_project/30$Build-2</meta:generator>
  </office:meta>
</office:document-meta>
</file>